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6"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paragraph-properties fo:text-align="start" style:justify-single-word="false"/>
      <style:text-properties fo:font-size="12pt" fo:language="de" fo:country="D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fo:font-size="12pt" fo:language="de" fo:country="D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Times New Roman" fo:font-size="12pt" fo:language="de" fo:country="D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fo:font-size="14pt" fo:language="de" fo:country="DE" fo:font-weight="normal"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1"/>
      <text:p text:style-name="P1"/>
      <text:p text:style-name="P1"/>
      <text:p text:style-name="P1"/>
      <text:p text:style-name="P1"/>
      <text:p text:style-name="P1"/>
      <text:p text:style-name="P6">Übungsblatt 4</text:p>
      <text:p text:style-name="P6"/>
      <text:p text:style-name="P6"/>
      <text:p text:style-name="P6">Computergraphik I </text:p>
      <text:p text:style-name="P6">WS 14/15</text:p>
      <text:p text:style-name="P1"/>
      <text:p text:style-name="P1"/>
      <text:p text:style-name="P1"/>
      <text:p text:style-name="P1"/>
      <text:p text:style-name="P1"/>
      <text:p text:style-name="P1"/>
      <text:p text:style-name="P1"/>
      <text:p text:style-name="P1">Abgabe: 23.01.2015</text:p>
      <text:p text:style-name="P1"/>
      <text:p text:style-name="P1"/>
      <text:p text:style-name="P1">Gruppe 18</text:p>
      <text:p text:style-name="P1"/>
      <text:p text:style-name="P1">Simon Bahr 350648, </text:p>
      <text:p text:style-name="P1">Friedrich Meckel, 332561</text:p>
      <text:p text:style-name="P1">Tim Spankowski, 345318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4">1.</text:p>
      <text:p text:style-name="P3"/>
      <text:p text:style-name="P11">Bei der perspektivischen Transformation sollten auch die Texturen auf den durch Rasterisierung erzeugten Dreiecken perspektivisch korrekt dargestellt werden. Treten beispielsweise parallele Linien in der Textur auf, sollten sich diese in der Entfernung in einem Fluchtpunkt annähern. Führt man das Texture Mapping aus ohne die Textur zuvor perspektivisch zu transformieren, so wird nicht das gewünschte „verzerrte“ Bild erzeugt. Die lineare Interpolation zwischen den Eckpunkt-Texturkoordniaten führt dazu, dass die Linien im Beispiel immer noch parallel dargestellt werden. Um dies zu vermeiden, muss man die Textur selbst perspektivisch transformieren (Perspektivenkorrektur der u/v-Koordinaten mit z-Koordinate in Sichtrichtung) und die Rasterung erst danach vornehmen.</text:p>
      <text:p text:style-name="P3"/>
      <text:p text:style-name="P3"/>
      <text:p text:style-name="P7">2.</text:p>
      <text:p text:style-name="P7"/>
      <text:p text:style-name="P8">Die Texturierung von Objekten deren Entfernung zum Betrachter oft wechselt kann durch Mip-Maps einen performanten Schub bekommen. Auf ihr wird die (quadratische) Textur in verschiedenen Größen abgespeichert wobei eine Stufe immer die halbe Kantenlänge hat, und alle Kantenlängen in der Mip-Map 2er-Potenzen sind, für eine ideale Skalierung bis zu einem Pixel. Aus einer so aufgebauten Mip-Map wird immer die derzeit ausreichende Texturauflösung geladen. So wird Aliasing durch zu niedrige Auflösung oder zu hohe Abtastraten vermindert. Zusätzlich kann zwischen benachbarten Stufen der Mip-Map (trilinear) interpoliert werden um den Übergang flüssiger zu gestalten. </text:p>
      <text:p text:style-name="P7"/>
      <text:p text:style-name="P7">3.</text:p>
      <text:p text:style-name="P7"/>
      <text:p text:style-name="P8">Beim Zweischrittverfahren wird die Textur erst auf einen geeigneten umhüllenden konvexen geometrischen Grundkörper aufgetragen (Kugel, Würfel, Zylinder) und dann wird mittels Zentralprojektion jeder Texel auf das zu texturierende Objekt abgebildet. Dieser „Texelstrahl“ geht vom Zentrum des Objekts zu jedem Punkt auf dem umhüllenden Objekts und bemalt die Außenseite des Polygons. <text:s/>Bei Objekten mit bspw. Löchern kann dieser „Strahl“ jedoch auch mit zwei Außenflächen reagieren. In beiden Fällen wird dann die Textur aufgetragen, wird also nicht mehr bijektiv übertragen. Eine bijektive Abbildung ist nur mit konvexen Objekten möglich, dass heißt jeder Punkt des Polygons ist mit jedem anderen Punkt durch eine Linie zu erreichen ohne das die Linie das Polygon verlassen muss.</text:p>
      <text:p text:style-name="P7"/>
      <text:p text:style-name="P7">4.</text:p>
      <text:p text:style-name="P8"/>
      <text:p text:style-name="P8">Eine Environment-Map geht davon aus, dass sie die komplette Sicht von einem Punkt aus abbildet. </text:p>
      <text:p text:style-name="P8">Wird die Map auf ein Objekt aufgetragen, muss dieses Objekt aber ein gewisses Volumen haben um die Textur sinnvoll auftragen zu können (einen Punkt kann man schlecht anschauen). Da sich diese beiden Punkte widersprechen muss es in der Textur zu Verzerrungen kommen. Diese lassen sich jedoch bis auf ein nicht bemerkbares Niveau verringern, wenn die Größe des Objekts im Vergleich zur aufzutragenden Umgebung klein genug ist. </text:p>
      <text:p text:style-name="P8"/>
      <text:p text:style-name="P8"/>
      <text:p text:style-name="P8"/>
      <text:p text:style-name="P7"/>
      <text:p text:style-name="P7"><text:soft-page-break/>5.</text:p>
      <text:p text:style-name="P7"/>
      <text:p text:style-name="P7">a)</text:p>
      <text:p text:style-name="P7"/>
      <text:p text:style-name="P9">Da „Projective Texture Mapping“ genauso arbeitet wie ein Projektor der ein Bild auf eine Oberfläche wirft, arbeitet er ähnlich wie eine Kamera. Genauso wie bei dieser wird auf das Objekt zuerst die Model-Matrix angewendet, welche das Objekt in die Welt transliert, dann die View-Matrix um die Koordinaten zum Projektor auszurichten und dann die Projection-Matrix die den Projektor-Stumpf (normalerweise der Kamera-Stumpf) in den orthogonalen Würfel umwandelt mit den Koordinaten von <text:s/>[-1,-1,-1] bis [1,1,1]. Abschließend müssen diese 3D-Koordinaten in die 2D-Texturkoordinaten von [0,0] bis [1,1] abgebildet werden und wir sind fertig.</text:p>
      <text:p text:style-name="P7"/>
      <text:p text:style-name="P7">b)</text:p>
      <text:p text:style-name="P8"/>
      <text:p text:style-name="P8">Im „Projektive Shadow Mapping“ bedient man sich wiederum der Vorstellung eines Projektors, nur diesmal auf die Lichter bezogen. Es wird zunächst ein Bild aus der Sicht des Lichtes errechnet und für jede Koordinate ein Tiefenwert (Z-Wert) gespeichert, in der Z-Map. Dann wird für jedes Pixel des Eyes welches auf ein Objekt schaut diese Koordinate in die Koordinaten des Licht-Projektors abgebildet. Der dazugehörige Tiefenwert wird mit dem abgespeicherten Wert in der Z-Map verglichen. Ist dieser kleiner oder gleich, so ist der Punkt im Licht, ist er größer liegt er im Schatten. Liegt der Ausgangsort nicht direkt auf einer der vorher vom Licht ausgehenden Koordinaten so kann zwischen den nächsten Werten interpoliert werden, was auch weiche Schatten an den Schattenrändern ermöglic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16T11:04:51.980000000</meta:creation-date>
    <meta:editing-duration>PT25M15S</meta:editing-duration>
    <meta:editing-cycles>6</meta:editing-cycles>
    <meta:generator>OpenOffice/4.1.1$Win32 OpenOffice.org_project/411m6$Build-9775</meta:generator>
    <dc:date>2015-01-19T12:23:46.45</dc:date>
    <meta:document-statistic meta:table-count="0" meta:image-count="0" meta:object-count="0" meta:page-count="3" meta:paragraph-count="23" meta:word-count="619" meta:character-count="4329"/>
    <meta:user-defined meta:name="Info 1"/>
    <meta:user-defined meta:name="Info 2"/>
    <meta:user-defined meta:name="Info 3"/>
    <meta:user-defined meta:name="Info 4"/>
  </office:meta>
</office:document-meta>
</file>